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16f" officeooo:paragraph-rsid="001d1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5:13:41.801148145</meta:creation-date>
    <dc:date>2022-04-17T15:13:52.209788985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